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8ceb" officeooo:paragraph-rsid="001a8ceb"/>
    </style:style>
    <style:style style:name="P2" style:family="paragraph" style:parent-style-name="Standard">
      <style:text-properties officeooo:rsid="001d51c8" officeooo:paragraph-rsid="001d51c8"/>
    </style:style>
    <style:style style:name="P3" style:family="paragraph" style:parent-style-name="Standard">
      <style:text-properties officeooo:rsid="001f3e66" officeooo:paragraph-rsid="001f3e66"/>
    </style:style>
    <style:style style:name="P4" style:family="paragraph" style:parent-style-name="Standard">
      <style:text-properties officeooo:rsid="00207d67" officeooo:paragraph-rsid="00207d67"/>
    </style:style>
    <style:style style:name="P5" style:family="paragraph" style:parent-style-name="Standard">
      <style:text-properties officeooo:rsid="00241211" officeooo:paragraph-rsid="00241211"/>
    </style:style>
    <style:style style:name="P6" style:family="paragraph" style:parent-style-name="Standard">
      <style:text-properties officeooo:rsid="0026983b" officeooo:paragraph-rsid="0026983b"/>
    </style:style>
    <style:style style:name="P7" style:family="paragraph" style:parent-style-name="Standard" style:list-style-name="L1">
      <style:text-properties officeooo:rsid="001a8ceb" officeooo:paragraph-rsid="001a8ceb"/>
    </style:style>
    <style:style style:name="P8" style:family="paragraph" style:parent-style-name="Standard">
      <style:text-properties officeooo:rsid="00273268" officeooo:paragraph-rsid="00273268"/>
    </style:style>
    <style:style style:name="P9" style:family="paragraph" style:parent-style-name="Standard">
      <style:text-properties officeooo:rsid="002b01f0" officeooo:paragraph-rsid="002b01f0"/>
    </style:style>
    <style:style style:name="P10" style:family="paragraph" style:parent-style-name="Standard">
      <style:text-properties officeooo:rsid="002c839a" officeooo:paragraph-rsid="002c839a"/>
    </style:style>
    <style:style style:name="T1" style:family="text">
      <style:text-properties officeooo:rsid="001b9177"/>
    </style:style>
    <style:style style:name="T2" style:family="text">
      <style:text-properties officeooo:rsid="00207d67"/>
    </style:style>
    <style:style style:name="T3" style:family="text">
      <style:text-properties officeooo:rsid="00222418"/>
    </style:style>
    <style:style style:name="T4" style:family="text">
      <style:text-properties officeooo:rsid="0024f335"/>
    </style:style>
    <style:style style:name="T5" style:family="text">
      <style:text-properties officeooo:rsid="00277ed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ular expressions :</text:p>
      <text:list xml:id="list1719136988" text:style-name="L1">
        <text:list-item>
          <text:p text:style-name="P7">way to describe patterns in string data</text:p>
        </text:list-item>
        <text:list-item>
          <text:p text:style-name="P7">powerfull tool for inspecting and processing strings</text:p>
        </text:list-item>
        <text:list-item>
          <text:p text:style-name="P7">Understand regular expression will make you more effective programmer</text:p>
        </text:list-item>
      </text:list>
      <text:p text:style-name="P1"/>
      <text:p text:style-name="P1"/>
      <text:p text:style-name="P1"/>
      <text:p text:style-name="P1">/<text:span text:style-name="T1">valeur/ : toute la valeur match </text:span></text:p>
      <text:p text:style-name="P1">/<text:span text:style-name="T1">[12345]/ : une des valeur match</text:span></text:p>
      <text:p text:style-name="P2">\d : Any digit character</text:p>
      <text:p text:style-name="P2">\w : An alphanumeric character (word character)</text:p>
      <text:p text:style-name="P2">\s : Any whitespace character (space, tab, newline, and similar)</text:p>
      <text:p text:style-name="P3">\D : A character that is not a digit</text:p>
      <text:p text:style-name="P3">\W : A nonalphanumeric character</text:p>
      <text:p text:style-name="P3">\S : A nonwhitespace character</text:p>
      <text:p text:style-name="P3">. : Any character except for newline</text:p>
      <text:p text:style-name="P3"/>
      <text:p text:style-name="P3">^ : <text:span text:style-name="T2">invert </text:span></text:p>
      <text:p text:style-name="P3"/>
      <text:p text:style-name="P4">+ : repeated more than once (exemple \d+)</text:p>
      <text:p text:style-name="P4">* : same but allow pattern to match 0 times</text:p>
      <text:p text:style-name="P6">() : to use + or * multiple times use parentheses</text:p>
      <text:p text:style-name="P4">? : <text:span text:style-name="T3">following of an element it make it optional (exemple u? Will alow to have a u or not )</text:span></text:p>
      <text:p text:style-name="P5">{} : number of time or range (exem<text:span text:style-name="T4">pl</text:span>e \d{2,4} must occur at least twice and most four times.</text:p>
      <text:p text:style-name="P5"/>
      <text:p text:style-name="P5"/>
      <text:p text:style-name="P8"><text:span text:style-name="T5">i</text:span> : i at the end make it case insensitive</text:p>
      <text:p text:style-name="P8"/>
      <text:p text:style-name="P8"/>
      <text:p text:style-name="P9">exec : returns an object with the value and the index of the first element found.</text:p>
      <text:p text:style-name="P10">\b \b : element with boudaries (open <text:s/>\b and close \b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56:30.218040324</meta:creation-date>
    <dc:date>2023-04-02T17:18:02.359937504</dc:date>
    <meta:editing-duration>PT2H18M5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97" meta:character-count="1020" meta:non-whitespace-character-count="845"/>
  </office:meta>
</office:document-meta>
</file>